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7cm" table:align="margins" style:may-break-between-rows="true" table:border-model="collapsing"/>
    </style:style>
    <style:style style:name="Tabell1.A" style:family="table-column">
      <style:table-column-properties style:column-width="2.831cm" style:rel-column-width="10913*"/>
    </style:style>
    <style:style style:name="Tabell1.B" style:family="table-column">
      <style:table-column-properties style:column-width="2.835cm" style:rel-column-width="10927*"/>
    </style:style>
    <style:style style:name="Tabell1.C" style:family="table-column">
      <style:table-column-properties style:column-width="1.499cm" style:rel-column-width="5779*"/>
    </style:style>
    <style:style style:name="Tabell1.D" style:family="table-column">
      <style:table-column-properties style:column-width="3.141cm" style:rel-column-width="12110*"/>
    </style:style>
    <style:style style:name="Tabell1.E" style:family="table-column">
      <style:table-column-properties style:column-width="3.861cm" style:rel-column-width="14884*"/>
    </style:style>
    <style:style style:name="Tabell1.F" style:family="table-column">
      <style:table-column-properties style:column-width="2.833cm" style:rel-column-width="10922*"/>
    </style:style>
    <style:style style:name="Tabell1.1" style:family="table-row">
      <style:table-row-properties fo:keep-together="auto"/>
    </style:style>
    <style:style style:name="Tabell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C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1.B9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2" style:family="table">
      <style:table-properties style:width="16.937cm" table:align="right" style:shadow="none" style:may-break-between-rows="true" table:border-model="collapsing"/>
    </style:style>
    <style:style style:name="Tabell2.A" style:family="table-column">
      <style:table-column-properties style:column-width="5.597cm"/>
    </style:style>
    <style:style style:name="Tabell2.B" style:family="table-column">
      <style:table-column-properties style:column-width="5.674cm"/>
    </style:style>
    <style:style style:name="Tabell2.C" style:family="table-column">
      <style:table-column-properties style:column-width="5.666cm"/>
    </style:style>
    <style:style style:name="Tabell2.1" style:family="table-row">
      <style:table-row-properties fo:keep-together="auto"/>
    </style:style>
    <style:style style:name="Tabell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C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2.B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3" style:family="table">
      <style:table-properties style:width="17cm" table:align="margins" style:shadow="none" style:may-break-between-rows="true" table:border-model="collapsing"/>
    </style:style>
    <style:style style:name="Tabell3.A" style:family="table-column">
      <style:table-column-properties style:column-width="5.667cm" style:rel-column-width="21845*"/>
    </style:style>
    <style:style style:name="Tabell3.1" style:family="table-row">
      <style:table-row-properties fo:keep-together="auto"/>
    </style:style>
    <style:style style:name="Tabell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3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3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3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3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3.B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4" style:family="table">
      <style:table-properties style:width="16.942cm" table:align="right" style:shadow="none" style:may-break-between-rows="true" table:border-model="collapsing"/>
    </style:style>
    <style:style style:name="Tabell4.A" style:family="table-column">
      <style:table-column-properties style:column-width="5.6cm"/>
    </style:style>
    <style:style style:name="Tabell4.B" style:family="table-column">
      <style:table-column-properties style:column-width="5.676cm"/>
    </style:style>
    <style:style style:name="Tabell4.C" style:family="table-column">
      <style:table-column-properties style:column-width="5.666cm"/>
    </style:style>
    <style:style style:name="Tabell4.1" style:family="table-row">
      <style:table-row-properties fo:keep-together="auto"/>
    </style:style>
    <style:style style:name="Tabell4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4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C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C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B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4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5" style:family="table">
      <style:table-properties style:width="17cm" table:align="margins" style:shadow="none" style:may-break-between-rows="true" table:border-model="collapsing"/>
    </style:style>
    <style:style style:name="Tabell5.A" style:family="table-column">
      <style:table-column-properties style:column-width="5.667cm" style:rel-column-width="21845*"/>
    </style:style>
    <style:style style:name="Tabell5.1" style:family="table-row">
      <style:table-row-properties fo:keep-together="auto"/>
    </style:style>
    <style:style style:name="Tabell5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5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5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5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5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5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5.B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6" style:family="table">
      <style:table-properties style:width="17cm" table:align="margins" style:shadow="none" style:may-break-between-rows="true" table:border-model="collapsing"/>
    </style:style>
    <style:style style:name="Tabell6.A" style:family="table-column">
      <style:table-column-properties style:column-width="5.667cm" style:rel-column-width="21845*"/>
    </style:style>
    <style:style style:name="Tabell6.1" style:family="table-row">
      <style:table-row-properties fo:keep-together="auto"/>
    </style:style>
    <style:style style:name="Tabell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6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6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6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6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6.B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87dd8" officeooo:paragraph-rsid="00187dd8" style:font-size-asian="10pt" style:font-size-complex="10pt"/>
    </style:style>
    <style:style style:name="P3" style:family="paragraph" style:parent-style-name="Standard">
      <style:text-properties fo:font-size="10pt" officeooo:rsid="00187dd8" officeooo:paragraph-rsid="001f0aed" style:font-size-asian="10pt" style:font-size-complex="10pt"/>
    </style:style>
    <style:style style:name="P4" style:family="paragraph" style:parent-style-name="Standard">
      <style:text-properties fo:font-size="10pt" officeooo:rsid="00187dd8" officeooo:paragraph-rsid="00217b64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acb4" officeooo:paragraph-rsid="0020a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acb4" officeooo:paragraph-rsid="0020a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7b64" officeooo:paragraph-rsid="00217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708" officeooo:paragraph-rsid="00223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708" officeooo:paragraph-rsid="00223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5a76" officeooo:paragraph-rsid="00255a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5a76" officeooo:paragraph-rsid="00255a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b5d" officeooo:paragraph-rsid="0026d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b5d" officeooo:paragraph-rsid="0026d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acb4" officeooo:paragraph-rsid="0020ac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23708" officeooo:paragraph-rsid="00223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5a76" officeooo:paragraph-rsid="00255a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6db5d" officeooo:paragraph-rsid="0026db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6efb6" officeooo:paragraph-rsid="0016efb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7461b" officeooo:paragraph-rsid="0017461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7461b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97012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97012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332c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efb6" officeooo:paragraph-rsid="0016ef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efb6" officeooo:paragraph-rsid="0017461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461b" officeooo:paragraph-rsid="0017461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332c" officeooo:paragraph-rsid="001d33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332c" officeooo:paragraph-rsid="001d33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87dd8" officeooo:paragraph-rsid="00187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f0aed" officeooo:paragraph-rsid="001f0a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7461b"/>
    </style:style>
    <style:style style:name="T2" style:family="text">
      <style:text-properties officeooo:rsid="00197012"/>
    </style:style>
    <style:style style:name="T3" style:family="text">
      <style:text-properties officeooo:rsid="001d332c"/>
    </style:style>
    <style:style style:name="T4" style:family="text">
      <style:text-properties officeooo:rsid="001f0aed"/>
    </style:style>
    <style:style style:name="T5" style:family="text">
      <style:text-properties officeooo:rsid="00217b64"/>
    </style:style>
    <style:style style:name="T6" style:family="text">
      <style:text-properties officeooo:rsid="00223708"/>
    </style:style>
    <style:style style:name="T7" style:family="text">
      <style:text-properties officeooo:rsid="00240264"/>
    </style:style>
    <style:style style:name="T8" style:family="text">
      <style:text-properties officeooo:rsid="0026db5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 table:template-name="Elegant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 table:style-name="Tabell1.1">
          <table:table-cell table:style-name="Tabell1.A1" office:value-type="string">
            <text:p text:style-name="P19">Stream / task</text:p>
          </table:table-cell>
          <table:table-cell table:style-name="Tabell1.A1" office:value-type="string">
            <text:p text:style-name="P19">Kanaler</text:p>
          </table:table-cell>
          <table:table-cell table:style-name="Tabell1.A1" office:value-type="string">
            <text:p text:style-name="P19">Time</text:p>
          </table:table-cell>
          <table:table-cell table:style-name="Tabell1.A1" office:value-type="string">
            <text:p text:style-name="P20">Start</text:p>
          </table:table-cell>
          <table:table-cell table:style-name="Tabell1.A1" office:value-type="string">
            <text:p text:style-name="P20">On exit</text:p>
          </table:table-cell>
          <table:table-cell table:style-name="Tabell1.A1" office:value-type="string">
            <text:p text:style-name="P20">Object</text:p>
          </table:table-cell>
        </table:table-row>
        <table:table-row table:style-name="Tabell1.1">
          <table:table-cell table:style-name="Tabell1.A2" office:value-type="string">
            <text:p text:style-name="P25">Tunnel kaskade</text:p>
          </table:table-cell>
          <table:table-cell table:style-name="Tabell1.A2" office:value-type="string">
            <text:p text:style-name="P25">Kanal <text:span text:style-name="T6">1 - 8</text:span></text:p>
          </table:table-cell>
          <table:table-cell table:style-name="Tabell1.A2" office:value-type="string">
            <text:p text:style-name="P25">Kaskade tetthet*</text:p>
          </table:table-cell>
          <table:table-cell table:style-name="Tabell1.A2" office:value-type="string">
            <text:p text:style-name="P27">10 – 30 secs</text:p>
          </table:table-cell>
          <table:table-cell table:style-name="Tabell1.A2" office:value-type="string">
            <text:p text:style-name="P27">Rep. 5 sec</text:p>
          </table:table-cell>
          <table:table-cell table:style-name="Tabell1.A2" office:value-type="string">
            <text:p text:style-name="P27">Tunnel kaskade komplett</text:p>
          </table:table-cell>
        </table:table-row>
        <table:table-row table:style-name="Tabell1.1">
          <table:table-cell table:style-name="Tabell1.A2" office:value-type="string">
            <text:p text:style-name="P25">Tunnel konkret</text:p>
          </table:table-cell>
          <table:table-cell table:style-name="Tabell1.A2" office:value-type="string">
            <text:p text:style-name="P25">Kanal <text:span text:style-name="T6">1 - 8</text:span></text:p>
          </table:table-cell>
          <table:table-cell table:style-name="Tabell1.C3" office:value-type="float" office:value="1">
            <text:p text:style-name="P25">1</text:p>
          </table:table-cell>
          <table:table-cell table:style-name="Tabell1.A2" office:value-type="string">
            <text:p text:style-name="P28">10 – 30 sek</text:p>
          </table:table-cell>
          <table:table-cell table:style-name="Tabell1.A2" office:value-type="string">
            <text:p text:style-name="P27">Rep. 10-30 <text:span text:style-name="T3">sek</text:span></text:p>
          </table:table-cell>
          <table:table-cell table:style-name="Tabell1.A2" office:value-type="string">
            <text:p text:style-name="P27">Tunnel konkret komplett</text:p>
          </table:table-cell>
        </table:table-row>
        <table:table-row table:style-name="Tabell1.1">
          <table:table-cell table:style-name="Tabell1.A2" office:value-type="string">
            <text:p text:style-name="P25">Hall <text:span text:style-name="T2">4 </text:span>kaskade</text:p>
          </table:table-cell>
          <table:table-cell table:style-name="Tabell1.A2" office:value-type="string">
            <text:p text:style-name="P25">Kanal <text:span text:style-name="T6">9 - 13</text:span></text:p>
          </table:table-cell>
          <table:table-cell table:style-name="Tabell1.A2" office:value-type="string">
            <text:p text:style-name="P25">Kaskade tetthet*</text:p>
          </table:table-cell>
          <table:table-cell table:style-name="Tabell1.A2" office:value-type="string">
            <text:p text:style-name="P30">Not from start</text:p>
          </table:table-cell>
          <table:table-cell table:style-name="Tabell1.A2" office:value-type="string">
            <text:p text:style-name="P27">Hall 4 Dråpe 10 – 30 <text:span text:style-name="T3">sek</text:span></text:p>
          </table:table-cell>
          <table:table-cell table:style-name="Tabell1.A2" office:value-type="string">
            <text:p text:style-name="P27">Hall <text:span text:style-name="T2">4 </text:span>kaskade repeat</text:p>
          </table:table-cell>
        </table:table-row>
        <table:table-row table:style-name="TableLine1287994320832">
          <table:table-cell table:style-name="Tabell1.A2" office:value-type="string">
            <text:p text:style-name="P25">Hall konkret</text:p>
          </table:table-cell>
          <table:table-cell table:style-name="Tabell1.A2" office:value-type="string">
            <text:p text:style-name="P25">Kanal <text:span text:style-name="T6">9 – 13 / 14 - 16</text:span></text:p>
          </table:table-cell>
          <table:table-cell table:style-name="Tabell1.C3" office:value-type="float" office:value="1">
            <text:p text:style-name="P27">1</text:p>
          </table:table-cell>
          <table:table-cell table:style-name="Tabell1.A2" office:value-type="string">
            <text:p text:style-name="P27">10 – 20 <text:span text:style-name="T3">sek</text:span></text:p>
          </table:table-cell>
          <table:table-cell table:style-name="Tabell1.A2" office:value-type="string">
            <text:p text:style-name="P27">Rep. 1-5 <text:span text:style-name="T3">sek</text:span></text:p>
          </table:table-cell>
          <table:table-cell table:style-name="Tabell1.A2" office:value-type="string">
            <text:p text:style-name="P27">Hall konkret komplett</text:p>
          </table:table-cell>
        </table:table-row>
        <table:table-row table:style-name="Tabell1.1">
          <table:table-cell table:style-name="Tabell1.A2" office:value-type="string">
            <text:p text:style-name="P25">Hall 4 Dråpe</text:p>
          </table:table-cell>
          <table:table-cell table:style-name="Tabell1.A2" office:value-type="string">
            <text:p text:style-name="P25">Kanal 1 - <text:span text:style-name="T6">3</text:span></text:p>
          </table:table-cell>
          <table:table-cell table:style-name="Tabell1.C3" office:value-type="float" office:value="1">
            <text:p text:style-name="P27">1</text:p>
          </table:table-cell>
          <table:table-cell table:style-name="Tabell1.A2" office:value-type="string">
            <text:p text:style-name="P27">20 – 40 <text:span text:style-name="T3">sek</text:span></text:p>
          </table:table-cell>
          <table:table-cell table:style-name="Tabell1.A2" office:value-type="string">
            <text:p text:style-name="P27">Hall kaskade 1 – 5 <text:span text:style-name="T3">sek</text:span></text:p>
          </table:table-cell>
          <table:table-cell table:style-name="Tabell1.A2" office:value-type="string">
            <text:p text:style-name="P27">Hall dråpe komplett</text:p>
          </table:table-cell>
        </table:table-row>
        <table:table-row table:style-name="Tabell1.1">
          <table:table-cell table:style-name="Tabell1.A2" office:value-type="string">
            <text:p text:style-name="P25">Hall 4 Kepler <text:span text:style-name="T1">1</text:span></text:p>
          </table:table-cell>
          <table:table-cell table:style-name="Tabell1.A2" office:value-type="string">
            <text:p text:style-name="P25">Kanal 1 - <text:span text:style-name="T6">3</text:span></text:p>
          </table:table-cell>
          <table:table-cell table:style-name="Tabell1.C3" office:value-type="float" office:value="1">
            <text:p text:style-name="P27">1</text:p>
          </table:table-cell>
          <table:table-cell table:style-name="Tabell1.A2" office:value-type="string">
            <text:p text:style-name="P27">1 sec</text:p>
          </table:table-cell>
          <table:table-cell table:style-name="Tabell1.A2" office:value-type="string">
            <text:p text:style-name="P27">Rep. 0 – 10 <text:span text:style-name="T3">sek</text:span></text:p>
          </table:table-cell>
          <table:table-cell table:style-name="Tabell1.A2" office:value-type="string">
            <text:p text:style-name="P27">Kepler1.wav <text:span text:style-name="T7">(stereo)</text:span></text:p>
          </table:table-cell>
        </table:table-row>
        <table:table-row table:style-name="Tabell1.1">
          <table:table-cell table:style-name="Tabell1.A2" office:value-type="string">
            <text:p text:style-name="P26">Hall 4 Kepler <text:span text:style-name="T1">2</text:span></text:p>
          </table:table-cell>
          <table:table-cell table:style-name="Tabell1.A2" office:value-type="string">
            <text:p text:style-name="P26">Kanal 1 - <text:span text:style-name="T6">3</text:span></text:p>
          </table:table-cell>
          <table:table-cell table:style-name="Tabell1.C3" office:value-type="float" office:value="1">
            <text:p text:style-name="P27">1</text:p>
          </table:table-cell>
          <table:table-cell table:style-name="Tabell1.A2" office:value-type="string">
            <text:p text:style-name="P27">1 sec</text:p>
          </table:table-cell>
          <table:table-cell table:style-name="Tabell1.A2" office:value-type="string">
            <text:p text:style-name="P27">Rep. 0 – 10 <text:span text:style-name="T3">sek</text:span></text:p>
          </table:table-cell>
          <table:table-cell table:style-name="Tabell1.A2" office:value-type="string">
            <text:p text:style-name="P27">Kepler2.wav <text:span text:style-name="T7">(stereo)</text:span></text:p>
          </table:table-cell>
        </table:table-row>
        <table:table-row table:style-name="TableLine1287994326592">
          <table:table-cell table:style-name="Tabell1.A9" office:value-type="string">
            <text:p text:style-name="P26"/>
          </table:table-cell>
          <table:table-cell table:style-name="Tabell1.B9">
            <text:p text:style-name="P26"/>
          </table:table-cell>
          <table:table-cell table:style-name="Tabell1.B9">
            <text:p text:style-name="P27"/>
          </table:table-cell>
          <table:table-cell table:style-name="Tabell1.B9">
            <text:p text:style-name="P27"/>
          </table:table-cell>
          <table:table-cell table:style-name="Tabell1.B9">
            <text:p text:style-name="P27"/>
          </table:table-cell>
          <table:table-cell table:style-name="Tabell1.B9">
            <text:p text:style-name="P27"/>
          </table:table-cell>
        </table:table-row>
      </table:table>
      <text:p text:style-name="P1"/>
      <text:p text:style-name="P2">* Kaskade tetthet: «Filternivå» &lt;20 , 0&gt; (inverse) linear map to &lt;0.75 , 1.25&gt;</text:p>
      <text:p text:style-name="P2"/>
      <table:table table:name="Tabell3" table:style-name="Tabell3" table:template-name="Elegant">
        <table:table-column table:style-name="Tabell3.A" table:number-columns-repeated="3"/>
        <table:table-row table:style-name="Tabell3.1">
          <table:table-cell table:style-name="Tabell3.A1" office:value-type="string">
            <text:p text:style-name="P15">Tunnel kaskader komplett</text:p>
          </table:table-cell>
          <table:table-cell table:style-name="Tabell3.A1" office:value-type="string">
            <text:p text:style-name="P15">Simultaneous</text:p>
          </table:table-cell>
          <table:table-cell table:style-name="Tabell3.A1" office:value-type="string">
            <text:p text:style-name="P15">Syntetiske kaskader</text:p>
            <text:p text:style-name="P15">Tunnel kaskade MIDI</text:p>
          </table:table-cell>
        </table:table-row>
        <table:table-row table:style-name="TableLine1288002617024">
          <table:table-cell table:style-name="Tabell3.A2" office:value-type="string">
            <text:p text:style-name="P6">Syntetiske kaskader</text:p>
          </table:table-cell>
          <table:table-cell table:style-name="Tabell3.B2" office:value-type="string">
            <text:p text:style-name="P6">Conditional («Start pumpe»)</text:p>
            <text:list xml:id="list2049931836" text:style-name="L3">
              <text:list-item>
                <text:p text:style-name="P7">Ja: Modulert lang syntetisk</text:p>
              </text:list-item>
              <text:list-item>
                <text:p text:style-name="P7">Nei: Normal lang syntetisk</text:p>
              </text:list-item>
            </text:list>
          </table:table-cell>
          <table:table-cell table:style-name="Tabell3.C2">
            <text:p text:style-name="P5"/>
          </table:table-cell>
        </table:table-row>
        <table:table-row table:style-name="TableLine1288002617024">
          <table:table-cell table:style-name="Tabell3.A2" office:value-type="string">
            <text:p text:style-name="P8">Tunnel kaskade MIDI</text:p>
          </table:table-cell>
          <table:table-cell table:style-name="Tabell3.B3" office:value-type="string">
            <text:p text:style-name="P8">Midi-distribution: random sequences</text:p>
            <text:p text:style-name="P8">(random direction, random pattern, random interval, 2x or 3x)</text:p>
            <text:p text:style-name="P8">* Speed factor: «Hastighet tunnel»</text:p>
          </table:table-cell>
          <table:table-cell table:style-name="Tabell3.C2">
            <text:p text:style-name="P5"/>
          </table:table-cell>
        </table:table-row>
        <table:table-row table:style-name="Tabell3.1">
          <table:table-cell table:style-name="Tabell3.A4" office:value-type="string">
            <text:p text:style-name="P5"/>
          </table:table-cell>
          <table:table-cell table:style-name="Tabell3.B4">
            <text:p text:style-name="P5"/>
          </table:table-cell>
          <table:table-cell table:style-name="Tabell3.B4">
            <text:p text:style-name="P5"/>
          </table:table-cell>
        </table:table-row>
      </table:table>
      <text:p text:style-name="P2"/>
      <text:p text:style-name="P4">* <text:span text:style-name="T4">Hastighet hall</text:span>: «<text:span text:style-name="T4">Slaminnhold </text:span><text:span text:style-name="T5">1</text:span>» &lt;20 , 0&gt; (inverse) linear map to &lt;0.<text:span text:style-name="T4">8</text:span>5 , 1.<text:span text:style-name="T4">15</text:span>&gt;</text:p>
      <text:p text:style-name="P4"/>
      <table:table table:name="Tabell5" table:style-name="Tabell5" table:template-name="Elegant">
        <table:table-column table:style-name="Tabell5.A" table:number-columns-repeated="3"/>
        <table:table-row table:style-name="Tabell5.1">
          <table:table-cell table:style-name="Tabell5.A1" office:value-type="string">
            <text:p text:style-name="P17">Tunnel konkret komplett</text:p>
          </table:table-cell>
          <table:table-cell table:style-name="Tabell5.A1" office:value-type="string">
            <text:p text:style-name="P17">Random</text:p>
          </table:table-cell>
          <table:table-cell table:style-name="Tabell5.A1" office:value-type="string">
            <text:p text:style-name="P17">Tunnel kort 1 .. 8</text:p>
          </table:table-cell>
        </table:table-row>
        <table:table-row table:style-name="TableLine1288161257568">
          <table:table-cell table:style-name="Tabell5.A2" office:value-type="string">
            <text:p text:style-name="P11">Tunnel kort 1 .. 8</text:p>
          </table:table-cell>
          <table:table-cell table:style-name="Tabell5.B2" office:value-type="string">
            <text:p text:style-name="P11">Korte lyder</text:p>
          </table:table-cell>
          <table:table-cell table:style-name="Tabell5.C2">
            <text:p text:style-name="P5"/>
          </table:table-cell>
        </table:table-row>
        <table:table-row table:style-name="TableLine1288161257568">
          <table:table-cell table:style-name="Tabell5.A2" office:value-type="string">
            <text:p text:style-name="P11">Korte lyder</text:p>
          </table:table-cell>
          <table:table-cell table:style-name="Tabell5.B3" office:value-type="string">
            <text:p text:style-name="P11">Conditional («Start blåsing»)</text:p>
            <text:list xml:id="list3025299216" text:style-name="L5">
              <text:list-item>
                <text:p text:style-name="P12">ja: Kort syntetisk</text:p>
              </text:list-item>
              <text:list-item>
                <text:p text:style-name="P12">nei: Kort konkret</text:p>
              </text:list-item>
            </text:list>
          </table:table-cell>
          <table:table-cell table:style-name="Tabell5.C2">
            <text:p text:style-name="P5"/>
          </table:table-cell>
        </table:table-row>
        <table:table-row table:style-name="TableLine1288161257568">
          <table:table-cell table:style-name="Tabell5.A2" office:value-type="string">
            <text:p text:style-name="P5"/>
          </table:table-cell>
          <table:table-cell table:style-name="Tabell5.C2">
            <text:p text:style-name="P5"/>
          </table:table-cell>
          <table:table-cell table:style-name="Tabell5.C2">
            <text:p text:style-name="P5"/>
          </table:table-cell>
        </table:table-row>
        <table:table-row table:style-name="TableLine1288161257568">
          <table:table-cell table:style-name="Tabell5.A5" office:value-type="string">
            <text:p text:style-name="P5"/>
          </table:table-cell>
          <table:table-cell table:style-name="Tabell5.B5">
            <text:p text:style-name="P5"/>
          </table:table-cell>
          <table:table-cell table:style-name="Tabell5.B5">
            <text:p text:style-name="P5"/>
          </table:table-cell>
        </table:table-row>
      </table:table>
      <text:p text:style-name="P4"/>
      <text:p text:style-name="P2"/>
      <table:table table:name="Tabell2" table:style-name="Tabell2" table:template-name="Elegant">
        <table:table-column table:style-name="Tabell2.A"/>
        <table:table-column table:style-name="Tabell2.B"/>
        <table:table-column table:style-name="Tabell2.C"/>
        <table:table-row table:style-name="Tabell2.1">
          <table:table-cell table:style-name="Tabell2.A1" office:value-type="string">
            <text:p text:style-name="P21">Hall <text:span text:style-name="T2">4 </text:span>kaskade repeat</text:p>
          </table:table-cell>
          <table:table-cell table:style-name="Tabell2.A1" office:value-type="string">
            <text:p text:style-name="P22">Tidsdistribusjon: </text:p>
            <text:list xml:id="list1778165260" text:style-name="L1">
              <text:list-item>
                <text:p text:style-name="P23">10 – 30 <text:span text:style-name="T3">sek</text:span> intervall</text:p>
              </text:list-item>
              <text:list-item>
                <text:p text:style-name="P23">«Start spyling» ? 2 : 4</text:p>
              </text:list-item>
            </text:list>
          </table:table-cell>
          <table:table-cell table:style-name="Tabell2.A1" office:value-type="string">
            <text:p text:style-name="P24">Hall 4 kaskade komplett</text:p>
          </table:table-cell>
        </table:table-row>
        <table:table-row table:style-name="TableLine1287994321984">
          <table:table-cell table:style-name="Tabell2.A2" office:value-type="string">
            <text:p text:style-name="P28">Hall 4 kaskade komplett</text:p>
          </table:table-cell>
          <table:table-cell table:style-name="Tabell2.B2" office:value-type="string">
            <text:p text:style-name="P28">Simultaneous</text:p>
          </table:table-cell>
          <table:table-cell table:style-name="Tabell2.C2" office:value-type="string">
            <text:p text:style-name="P28">Hall 4 sekvens med fade</text:p>
            <text:p text:style-name="P28">Hall kaskader (kopi)</text:p>
          </table:table-cell>
        </table:table-row>
        <table:table-row table:style-name="TableLine1287994330912">
          <table:table-cell table:style-name="Tabell2.A2" office:value-type="string">
            <text:p text:style-name="P28">Hall kaskader (kopi)</text:p>
          </table:table-cell>
          <table:table-cell table:style-name="Tabell2.B3" office:value-type="string">
            <text:p text:style-name="P28">Conditional («<text:span text:style-name="T4">S</text:span>tart pumpe»)</text:p>
            <text:list xml:id="list1568582012" text:style-name="L2">
              <text:list-item>
                <text:p text:style-name="P29"><text:span text:style-name="T4">Ja: </text:span>Modulert lang syntetisk</text:p>
              </text:list-item>
              <text:list-item>
                <text:p text:style-name="P29"><text:span text:style-name="T4">Nei: </text:span>Normal lang syntetisk</text:p>
              </text:list-item>
            </text:list>
          </table:table-cell>
          <table:table-cell table:style-name="Tabell2.C3">
            <text:p text:style-name="P31"/>
          </table:table-cell>
        </table:table-row>
        <table:table-row table:style-name="TableLine1287994325440">
          <table:table-cell table:style-name="Tabell2.A2" office:value-type="string">
            <text:p text:style-name="P32">Hall 4 sekvens med fade</text:p>
          </table:table-cell>
          <table:table-cell table:style-name="Tabell2.B4" office:value-type="string">
            <text:p text:style-name="P32">MIDI-distribution: Fade in, 3x random traverse speeds, fade out</text:p>
            <text:p text:style-name="P32"><text:soft-page-break/>* Speed factor: «Hastighet hall»</text:p>
          </table:table-cell>
          <table:table-cell table:style-name="Tabell2.C3">
            <text:p text:style-name="P31"/>
          </table:table-cell>
        </table:table-row>
        <table:table-row table:style-name="Tabell2.1">
          <table:table-cell table:style-name="Tabell2.A5" office:value-type="string">
            <text:p text:style-name="P31"/>
          </table:table-cell>
          <table:table-cell table:style-name="Tabell2.B5">
            <text:p text:style-name="P31"/>
          </table:table-cell>
          <table:table-cell table:style-name="Tabell2.B5">
            <text:p text:style-name="P31"/>
          </table:table-cell>
        </table:table-row>
      </table:table>
      <text:p text:style-name="P2"/>
      <text:p text:style-name="P3">* <text:span text:style-name="T4">Hastighet hall</text:span>: «<text:span text:style-name="T4">Slaminnhold 2</text:span>» &lt;20 , 0&gt; (inverse) linear map to &lt;0.<text:span text:style-name="T4">8</text:span>5 , 1.<text:span text:style-name="T4">15</text:span>&gt;</text:p>
      <text:p text:style-name="P3"/>
      <table:table table:name="Tabell4" table:style-name="Tabell4" table:template-name="Elegant">
        <table:table-column table:style-name="Tabell4.A"/>
        <table:table-column table:style-name="Tabell4.B"/>
        <table:table-column table:style-name="Tabell4.C"/>
        <table:table-row table:style-name="Tabell4.1">
          <table:table-cell table:style-name="Tabell4.A1" office:value-type="string">
            <text:p text:style-name="P16">Hall konkret komplett</text:p>
          </table:table-cell>
          <table:table-cell table:style-name="Tabell4.A1" office:value-type="string">
            <text:p text:style-name="P16">Random</text:p>
          </table:table-cell>
          <table:table-cell table:style-name="Tabell4.A1" office:value-type="string">
            <text:p text:style-name="P16">Hall korte lyder <text:span text:style-name="T8">(weight 1)</text:span></text:p>
            <text:p text:style-name="P16">Hall lange lyder <text:span text:style-name="T8">(weight 2)</text:span></text:p>
          </table:table-cell>
        </table:table-row>
        <table:table-row table:style-name="TableLine1288002593408">
          <table:table-cell table:style-name="Tabell4.A2" office:value-type="string">
            <text:p text:style-name="P9">Hall korte lyder</text:p>
          </table:table-cell>
          <table:table-cell table:style-name="Tabell4.B2" office:value-type="string">
            <text:p text:style-name="P9">Random</text:p>
          </table:table-cell>
          <table:table-cell table:style-name="Tabell4.C2" office:value-type="string">
            <text:p text:style-name="P9">Hall kontret 1 .. 5</text:p>
          </table:table-cell>
        </table:table-row>
        <table:table-row table:style-name="TableLine1288002593408">
          <table:table-cell table:style-name="Tabell4.A2" office:value-type="string">
            <text:p text:style-name="P9"><text:s text:c="2"/>Hall konkret 1 .. 5</text:p>
          </table:table-cell>
          <table:table-cell table:style-name="Tabell4.B3" office:value-type="string">
            <text:p text:style-name="P9">Korte lyder hall (kopi)</text:p>
          </table:table-cell>
          <table:table-cell table:style-name="Tabell4.C3">
            <text:p text:style-name="P5"/>
          </table:table-cell>
        </table:table-row>
        <table:table-row table:style-name="TableLine1288002593408">
          <table:table-cell table:style-name="Tabell4.A2" office:value-type="string">
            <text:p text:style-name="P9"><text:s text:c="2"/>Korte lyder hall (kopi)</text:p>
          </table:table-cell>
          <table:table-cell table:style-name="Tabell4.B4" office:value-type="string">
            <text:p text:style-name="P9">Conditional («start blåsing»)</text:p>
            <text:list xml:id="list3547711103" text:style-name="L4">
              <text:list-item>
                <text:p text:style-name="P10">Ja: Kort syntetisk<text:line-break/>Nei: Kort konkret</text:p>
              </text:list-item>
            </text:list>
          </table:table-cell>
          <table:table-cell table:style-name="Tabell4.C3">
            <text:p text:style-name="P5"/>
          </table:table-cell>
        </table:table-row>
        <table:table-row table:style-name="TableLine1288002593408">
          <table:table-cell table:style-name="Tabell4.A2" office:value-type="string">
            <text:p text:style-name="P9"/>
          </table:table-cell>
          <table:table-cell table:style-name="Tabell4.C3">
            <text:p text:style-name="P9"/>
          </table:table-cell>
          <table:table-cell table:style-name="Tabell4.C3">
            <text:p text:style-name="P9"/>
          </table:table-cell>
        </table:table-row>
        <table:table-row table:style-name="Tabell4.1">
          <table:table-cell table:style-name="Tabell4.A2" office:value-type="string">
            <text:p text:style-name="P9">Hall lange lyder</text:p>
          </table:table-cell>
          <table:table-cell table:style-name="Tabell4.B6" office:value-type="string">
            <text:p text:style-name="P9">Random</text:p>
          </table:table-cell>
          <table:table-cell table:style-name="Tabell4.C6" office:value-type="string">
            <text:p text:style-name="P9">Hall konkret 6 .. 8</text:p>
          </table:table-cell>
        </table:table-row>
        <table:table-row table:style-name="TableLine1288002593408">
          <table:table-cell table:style-name="Tabell4.A2" office:value-type="string">
            <text:p text:style-name="P9"><text:s text:c="2"/>Hall konkret 6 .. 8</text:p>
          </table:table-cell>
          <table:table-cell table:style-name="Tabell4.B7" office:value-type="string">
            <text:p text:style-name="P9">Lang konkret</text:p>
          </table:table-cell>
          <table:table-cell table:style-name="Tabell4.C3">
            <text:p text:style-name="P5"/>
          </table:table-cell>
        </table:table-row>
        <table:table-row table:style-name="Tabell4.1">
          <table:table-cell table:style-name="Tabell4.A8" office:value-type="string">
            <text:p text:style-name="P5"/>
          </table:table-cell>
          <table:table-cell table:style-name="Tabell4.B8">
            <text:p text:style-name="P5"/>
          </table:table-cell>
          <table:table-cell table:style-name="Tabell4.B8">
            <text:p text:style-name="P5"/>
          </table:table-cell>
        </table:table-row>
      </table:table>
      <text:p text:style-name="P3"/>
      <table:table table:name="Tabell6" table:style-name="Tabell6" table:template-name="Elegant">
        <table:table-column table:style-name="Tabell6.A" table:number-columns-repeated="3"/>
        <table:table-row table:style-name="Tabell6.1">
          <table:table-cell table:style-name="Tabell6.A1" office:value-type="string">
            <text:p text:style-name="P18">Hall dråpe komplett</text:p>
          </table:table-cell>
          <table:table-cell table:style-name="Tabell6.A1" office:value-type="string">
            <text:p text:style-name="P18">Random</text:p>
          </table:table-cell>
          <table:table-cell table:style-name="Tabell6.A1" office:value-type="string">
            <text:p text:style-name="P18">Hall dråpe 1 .. 3</text:p>
          </table:table-cell>
        </table:table-row>
        <table:table-row table:style-name="TableLine1288161294720">
          <table:table-cell table:style-name="Tabell6.A2" office:value-type="string">
            <text:p text:style-name="P13">Hall dråpe 1 .. 3</text:p>
          </table:table-cell>
          <table:table-cell table:style-name="Tabell6.B2" office:value-type="string">
            <text:p text:style-name="P13">Bassdråper</text:p>
          </table:table-cell>
          <table:table-cell table:style-name="Tabell6.C2">
            <text:p text:style-name="P5"/>
          </table:table-cell>
        </table:table-row>
        <table:table-row table:style-name="TableLine1288161294720">
          <table:table-cell table:style-name="Tabell6.A2" office:value-type="string">
            <text:p text:style-name="P13">Bassdråper</text:p>
          </table:table-cell>
          <table:table-cell table:style-name="Tabell6.B3" office:value-type="string">
            <text:p text:style-name="P13">Conditional («Vannmengde»)</text:p>
            <text:list xml:id="list4262209220" text:style-name="L6">
              <text:list-item>
                <text:p text:style-name="P14">ja; Modulert dråpe</text:p>
              </text:list-item>
              <text:list-item>
                <text:p text:style-name="P14">nei: Normal dråpe</text:p>
              </text:list-item>
            </text:list>
          </table:table-cell>
          <table:table-cell table:style-name="Tabell6.C2">
            <text:p text:style-name="P5"/>
          </table:table-cell>
        </table:table-row>
        <table:table-row table:style-name="TableLine1288161294720">
          <table:table-cell table:style-name="Tabell6.A4" office:value-type="string">
            <text:p text:style-name="P5"/>
          </table:table-cell>
          <table:table-cell table:style-name="Tabell6.B4">
            <text:p text:style-name="P5"/>
          </table:table-cell>
          <table:table-cell table:style-name="Tabell6.B4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b" fo:country="N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b" fo:country="N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nb" number:country="NO">
      <number:number number:min-integer-digits="1"/>
    </number:number-style>
    <number:text-style style:name="N10100" number:language="nb" number:country="NO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8T09:12:18.029000000</dc:date>
    <meta:editing-duration>P1DT39M41S</meta:editing-duration>
    <meta:editing-cycles>8</meta:editing-cycles>
    <meta:generator>LibreOffice/7.3.5.2$Windows_X86_64 LibreOffice_project/184fe81b8c8c30d8b5082578aee2fed2ea847c01</meta:generator>
    <meta:document-statistic meta:table-count="6" meta:image-count="0" meta:object-count="0" meta:page-count="2" meta:paragraph-count="114" meta:word-count="410" meta:character-count="2186" meta:non-whitespace-character-count="1884"/>
  </office:meta>
</office:document-meta>
</file>